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97.94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7.51pt"/>
    </style:style>
    <style:style style:name="co8" style:family="table-column">
      <style:table-column-properties fo:break-before="auto" style:column-width="80.5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se_5f_Alunos_5f_Ensino_5f_Médio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284e3f" style:diagonal-bl-tr="none" style:diagonal-tl-br="none" style:text-align-source="fix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f8f9fa" style:diagonal-bl-tr="none" style:diagonal-tl-br="none" style:text-align-source="fix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A2]);(NOT(OR(NOT(ISERROR(DATEVALUE([.A2]))); AND(ISNUMBER([.A2]); LEFT(CELL(&quot;format&quot;; [.A2]))=&quot;D&quot;))))),0)" table:allow-empty-cell="true" table:base-cell-address="Base_Alunos_Ensino_Médio.A2"/>
        <table:content-validation table:name="val2" table:condition="of: and cell-content-is-between(OR(NOT(ISERROR(DATEVALUE([.G2]))); AND(ISNUMBER([.G2]); LEFT(CELL(&quot;format&quot;; [.G2]))=&quot;D&quot;)),0)" table:allow-empty-cell="true" table:base-cell-address="Base_Alunos_Ensino_Médio.G2"/>
      </table:content-validations>
      <table:table table:name="Base_Alunos_Ensino_Méd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Coluna 1</text:p>
          </table:table-cell>
          <table:table-cell table:style-name="ce8" office:value-type="string" calcext:value-type="string">
            <text:p>Idade</text:p>
          </table:table-cell>
          <table:table-cell table:style-name="ce8" office:value-type="string" calcext:value-type="string">
            <text:p>Frequência (%)</text:p>
          </table:table-cell>
          <table:table-cell table:style-name="ce8" office:value-type="string" calcext:value-type="string">
            <text:p>Nota Matemática</text:p>
          </table:table-cell>
          <table:table-cell table:style-name="ce8" office:value-type="string" calcext:value-type="string">
            <text:p>Horas Estudo (semana)</text:p>
          </table:table-cell>
          <table:table-cell table:style-name="ce8" office:value-type="string" calcext:value-type="string">
            <text:p>Participação</text:p>
          </table:table-cell>
          <table:table-cell table:style-name="ce8" office:value-type="string" calcext:value-type="string">
            <text:p>Nota Português</text:p>
          </table:table-cell>
          <table:table-cell table:style-name="ce8" office:value-type="string" calcext:value-type="string">
            <text:p>Uso Tecnologia</text:p>
          </table:table-cell>
          <table:table-cell table:style-name="ce8" office:value-type="string" calcext:value-type="string">
            <text:p>Atividade Física</text:p>
          </table:table-cell>
          <table:table-cell table:style-name="ce8" office:value-type="string" calcext:value-type="string">
            <text:p>Distância Escola (km)</text:p>
          </table:table-cell>
          <table:table-cell table:style-name="ce22" office:value-type="string" calcext:value-type="string">
            <text:p>Acesso Internet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9.2" calcext:value-type="float">
            <text:p>89.2</text:p>
          </table:table-cell>
          <table:table-cell table:style-name="ce15" table:content-validation-name="val1" office:value-type="float" office:value="6.2" calcext:value-type="float">
            <text:p>6.2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6" calcext:value-type="float">
            <text:p>5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9" calcext:value-type="float">
            <text:p>0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0.9" calcext:value-type="float">
            <text:p>90.9</text:p>
          </table:table-cell>
          <table:table-cell table:style-name="ce15" table:content-validation-name="val1" office:value-type="float" office:value="9.9" calcext:value-type="float">
            <text:p>9.9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1" calcext:value-type="float">
            <text:p>5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3" calcext:value-type="float">
            <text:p>63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6" calcext:value-type="float">
            <text:p>6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4.3" calcext:value-type="float">
            <text:p>74.3</text:p>
          </table:table-cell>
          <table:table-cell table:style-name="ce15" table:content-validation-name="val1" office:value-type="float" office:value="9.5" calcext:value-type="float">
            <text:p>9.5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.1" calcext:value-type="float">
            <text:p>3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4.6" calcext:value-type="float">
            <text:p>64.6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3" calcext:value-type="float">
            <text:p>4.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4.5" calcext:value-type="float">
            <text:p>94.5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4" calcext:value-type="float">
            <text:p>8.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4" calcext:value-type="float">
            <text:p>1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4.9" calcext:value-type="float">
            <text:p>84.9</text:p>
          </table:table-cell>
          <table:table-cell table:style-name="ce15" table:content-validation-name="val1" office:value-type="float" office:value="7.5" calcext:value-type="float">
            <text:p>7.5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6" calcext:value-type="float">
            <text:p>7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.7" calcext:value-type="float">
            <text:p>3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3.2" calcext:value-type="float">
            <text:p>73.2</text:p>
          </table:table-cell>
          <table:table-cell table:style-name="ce15" table:content-validation-name="val1" office:value-type="float" office:value="7.9" calcext:value-type="float">
            <text:p>7.9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8" calcext:value-type="float">
            <text:p>5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2.5" calcext:value-type="float">
            <text:p>62.5</text:p>
          </table:table-cell>
          <table:table-cell table:style-name="ce15" table:content-validation-name="val1" office:value-type="float" office:value="7.5" calcext:value-type="float">
            <text:p>7.5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9" calcext:value-type="float">
            <text:p>6.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2.4" calcext:value-type="float">
            <text:p>72.4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5" calcext:value-type="float">
            <text:p>0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3" calcext:value-type="float">
            <text:p>73</text:p>
          </table:table-cell>
          <table:table-cell table:style-name="ce15" table:content-validation-name="val1" office:value-type="float" office:value="8.6" calcext:value-type="float">
            <text:p>8.6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3" calcext:value-type="float">
            <text:p>9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9" calcext:value-type="float">
            <text:p>4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9.2" calcext:value-type="float">
            <text:p>89.2</text:p>
          </table:table-cell>
          <table:table-cell table:style-name="ce15" table:content-validation-name="val1" office:value-type="float" office:value="6.4" calcext:value-type="float">
            <text:p>6.4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.3" calcext:value-type="float">
            <text:p>3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5.5" calcext:value-type="float">
            <text:p>85.5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5.5" calcext:value-type="float">
            <text:p>95.5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9.9" calcext:value-type="float">
            <text:p>9.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3" calcext:value-type="float">
            <text:p>7.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8.9" calcext:value-type="float">
            <text:p>78.9</text:p>
          </table:table-cell>
          <table:table-cell table:style-name="ce15" table:content-validation-name="val1" office:value-type="float" office:value="5.9" calcext:value-type="float">
            <text:p>5.9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1" calcext:value-type="float">
            <text:p>6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6" calcext:value-type="float">
            <text:p>16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.8" calcext:value-type="float">
            <text:p>64.8</text:p>
          </table:table-cell>
          <table:table-cell table:style-name="ce15" table:content-validation-name="val1" office:value-type="float" office:value="9.7" calcext:value-type="float">
            <text:p>9.7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.1" calcext:value-type="float">
            <text:p>3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7" calcext:value-type="float">
            <text:p>1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8.5" calcext:value-type="float">
            <text:p>88.5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0.4" calcext:value-type="float">
            <text:p>90.4</text:p>
          </table:table-cell>
          <table:table-cell table:style-name="ce15" table:content-validation-name="val1" office:value-type="float" office:value="9.6" calcext:value-type="float">
            <text:p>9.6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8.8" calcext:value-type="float">
            <text:p>8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9" calcext:value-type="float">
            <text:p>0.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9" calcext:value-type="float">
            <text:p>1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2.5" calcext:value-type="float">
            <text:p>82.5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5" calcext:value-type="float">
            <text:p>1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0" calcext:value-type="float">
            <text:p>20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0.8" calcext:value-type="float">
            <text:p>90.8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2" calcext:value-type="float">
            <text:p>4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1" calcext:value-type="float">
            <text:p>21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9.8" calcext:value-type="float">
            <text:p>79.8</text:p>
          </table:table-cell>
          <table:table-cell table:style-name="ce15" table:content-validation-name="val1" office:value-type="float" office:value="9.6" calcext:value-type="float">
            <text:p>9.6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3" calcext:value-type="float">
            <text:p>5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.7" calcext:value-type="float">
            <text:p>1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2" calcext:value-type="float">
            <text:p>22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0.9" calcext:value-type="float">
            <text:p>80.9</text:p>
          </table:table-cell>
          <table:table-cell table:style-name="ce15" table:content-validation-name="val1" office:value-type="float" office:value="7.1" calcext:value-type="float">
            <text:p>7.1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7" calcext:value-type="float">
            <text:p>5.7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3" calcext:value-type="float">
            <text:p>23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7.1" calcext:value-type="float">
            <text:p>77.1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7" calcext:value-type="float">
            <text:p>5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1" calcext:value-type="float">
            <text:p>8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4" calcext:value-type="float">
            <text:p>2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1" calcext:value-type="float">
            <text:p>61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4" calcext:value-type="float">
            <text:p>8.4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5" calcext:value-type="float">
            <text:p>25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4.3" calcext:value-type="float">
            <text:p>64.3</text:p>
          </table:table-cell>
          <table:table-cell table:style-name="ce15" table:content-validation-name="val1" office:value-type="float" office:value="9.3" calcext:value-type="float">
            <text:p>9.3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2" calcext:value-type="float">
            <text:p>9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1" calcext:value-type="float">
            <text:p>6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6" calcext:value-type="float">
            <text:p>26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1.3" calcext:value-type="float">
            <text:p>61.3</text:p>
          </table:table-cell>
          <table:table-cell table:style-name="ce15" table:content-validation-name="val1" office:value-type="float" office:value="6.5" calcext:value-type="float">
            <text:p>6.5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8" calcext:value-type="float">
            <text:p>9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7" calcext:value-type="float">
            <text:p>27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5.5" calcext:value-type="float">
            <text:p>85.5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2" calcext:value-type="float">
            <text:p>5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9" calcext:value-type="float">
            <text:p>8.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8" calcext:value-type="float">
            <text:p>28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2.6" calcext:value-type="float">
            <text:p>72.6</text:p>
          </table:table-cell>
          <table:table-cell table:style-name="ce15" table:content-validation-name="val1" office:value-type="float" office:value="9.3" calcext:value-type="float">
            <text:p>9.3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3" calcext:value-type="float">
            <text:p>9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29" calcext:value-type="float">
            <text:p>2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0.3" calcext:value-type="float">
            <text:p>80.3</text:p>
          </table:table-cell>
          <table:table-cell table:style-name="ce15" table:content-validation-name="val1" office:value-type="float" office:value="6.6" calcext:value-type="float">
            <text:p>6.6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0" calcext:value-type="float">
            <text:p>30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6.3" calcext:value-type="float">
            <text:p>96.3</text:p>
          </table:table-cell>
          <table:table-cell table:style-name="ce15" table:content-validation-name="val1" office:value-type="float" office:value="5.8" calcext:value-type="float">
            <text:p>5.8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" calcext:value-type="float">
            <text:p>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9" calcext:value-type="float">
            <text:p>9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1" calcext:value-type="float">
            <text:p>31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0" calcext:value-type="float">
            <text:p>70</text:p>
          </table:table-cell>
          <table:table-cell table:style-name="ce15" table:content-validation-name="val1" office:value-type="float" office:value="7.8" calcext:value-type="float">
            <text:p>7.8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6" calcext:value-type="float">
            <text:p>7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2" calcext:value-type="float">
            <text:p>32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6.4" calcext:value-type="float">
            <text:p>76.4</text:p>
          </table:table-cell>
          <table:table-cell table:style-name="ce15" table:content-validation-name="val1" office:value-type="float" office:value="9.7" calcext:value-type="float">
            <text:p>9.7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.1" calcext:value-type="float">
            <text:p>1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3" calcext:value-type="float">
            <text:p>33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0.2" calcext:value-type="float">
            <text:p>90.2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9" calcext:value-type="float">
            <text:p>5.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3" calcext:value-type="float">
            <text:p>4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4" calcext:value-type="float">
            <text:p>34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9.2" calcext:value-type="float">
            <text:p>69.2</text:p>
          </table:table-cell>
          <table:table-cell table:style-name="ce15" table:content-validation-name="val1" office:value-type="float" office:value="7.9" calcext:value-type="float">
            <text:p>7.9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8" calcext:value-type="float">
            <text:p>7.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5" calcext:value-type="float">
            <text:p>8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5" calcext:value-type="float">
            <text:p>35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3.1" calcext:value-type="float">
            <text:p>63.1</text:p>
          </table:table-cell>
          <table:table-cell table:style-name="ce15" table:content-validation-name="val1" office:value-type="float" office:value="5.5" calcext:value-type="float">
            <text:p>5.5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2" calcext:value-type="float">
            <text:p>9.2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7" calcext:value-type="float">
            <text:p>2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6" calcext:value-type="float">
            <text:p>36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1.6" calcext:value-type="float">
            <text:p>71.6</text:p>
          </table:table-cell>
          <table:table-cell table:style-name="ce15" table:content-validation-name="val1" office:value-type="float" office:value="8.1" calcext:value-type="float">
            <text:p>8.1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4" calcext:value-type="float">
            <text:p>8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7" calcext:value-type="float">
            <text:p>3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6.4" calcext:value-type="float">
            <text:p>66.4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.6" calcext:value-type="float">
            <text:p>1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8" calcext:value-type="float">
            <text:p>3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7.2" calcext:value-type="float">
            <text:p>97.2</text:p>
          </table:table-cell>
          <table:table-cell table:style-name="ce15" table:content-validation-name="val1" office:value-type="float" office:value="5.7" calcext:value-type="float">
            <text:p>5.7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9" calcext:value-type="float">
            <text:p>0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39" calcext:value-type="float">
            <text:p>39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2.3" calcext:value-type="float">
            <text:p>92.3</text:p>
          </table:table-cell>
          <table:table-cell table:style-name="ce15" table:content-validation-name="val1" office:value-type="float" office:value="7.6" calcext:value-type="float">
            <text:p>7.6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1" calcext:value-type="float">
            <text:p>4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0" calcext:value-type="float">
            <text:p>40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5.3" calcext:value-type="float">
            <text:p>85.3</text:p>
          </table:table-cell>
          <table:table-cell table:style-name="ce15" table:content-validation-name="val1" office:value-type="float" office:value="9.4" calcext:value-type="float">
            <text:p>9.4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8" calcext:value-type="float">
            <text:p>0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1" calcext:value-type="float">
            <text:p>4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4.9" calcext:value-type="float">
            <text:p>94.9</text:p>
          </table:table-cell>
          <table:table-cell table:style-name="ce15" table:content-validation-name="val1" office:value-type="float" office:value="8.7" calcext:value-type="float">
            <text:p>8.7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2" calcext:value-type="float">
            <text:p>42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2.1" calcext:value-type="float">
            <text:p>92.1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2" calcext:value-type="float">
            <text:p>8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3" calcext:value-type="float">
            <text:p>8.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3" calcext:value-type="float">
            <text:p>43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7.5" calcext:value-type="float">
            <text:p>67.5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1" calcext:value-type="float">
            <text:p>8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4" calcext:value-type="float">
            <text:p>4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5.7" calcext:value-type="float">
            <text:p>95.7</text:p>
          </table:table-cell>
          <table:table-cell table:style-name="ce15" table:content-validation-name="val1" office:value-type="float" office:value="6.8" calcext:value-type="float">
            <text:p>6.8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9" calcext:value-type="float">
            <text:p>7.9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5" calcext:value-type="float">
            <text:p>6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5" calcext:value-type="float">
            <text:p>45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1.6" calcext:value-type="float">
            <text:p>81.6</text:p>
          </table:table-cell>
          <table:table-cell table:style-name="ce15" table:content-validation-name="val1" office:value-type="float" office:value="6.5" calcext:value-type="float">
            <text:p>6.5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6" calcext:value-type="float">
            <text:p>2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6" calcext:value-type="float">
            <text:p>46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2.3" calcext:value-type="float">
            <text:p>92.3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8" calcext:value-type="float">
            <text:p>7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7" calcext:value-type="float">
            <text:p>4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5.8" calcext:value-type="float">
            <text:p>95.8</text:p>
          </table:table-cell>
          <table:table-cell table:style-name="ce15" table:content-validation-name="val1" office:value-type="float" office:value="9.1" calcext:value-type="float">
            <text:p>9.1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9" calcext:value-type="float">
            <text:p>7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8" calcext:value-type="float">
            <text:p>48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2.7" calcext:value-type="float">
            <text:p>72.7</text:p>
          </table:table-cell>
          <table:table-cell table:style-name="ce15" table:content-validation-name="val1" office:value-type="float" office:value="9.3" calcext:value-type="float">
            <text:p>9.3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8" calcext:value-type="float">
            <text:p>7.8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49" calcext:value-type="float">
            <text:p>49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4.4" calcext:value-type="float">
            <text:p>64.4</text:p>
          </table:table-cell>
          <table:table-cell table:style-name="ce15" table:content-validation-name="val1" office:value-type="float" office:value="9.6" calcext:value-type="float">
            <text:p>9.6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9" calcext:value-type="float">
            <text:p>6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0" calcext:value-type="float">
            <text:p>50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9.1" calcext:value-type="float">
            <text:p>69.1</text:p>
          </table:table-cell>
          <table:table-cell table:style-name="ce15" table:content-validation-name="val1" office:value-type="float" office:value="7.6" calcext:value-type="float">
            <text:p>7.6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1" calcext:value-type="float">
            <text:p>5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7.1" calcext:value-type="float">
            <text:p>77.1</text:p>
          </table:table-cell>
          <table:table-cell table:style-name="ce15" table:content-validation-name="val1" office:value-type="float" office:value="7.5" calcext:value-type="float">
            <text:p>7.5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9.5" calcext:value-type="float">
            <text:p>9.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2" calcext:value-type="float">
            <text:p>5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2" calcext:value-type="float">
            <text:p>52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92.7" calcext:value-type="float">
            <text:p>92.7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0" calcext:value-type="float">
            <text:p>1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3" calcext:value-type="float">
            <text:p>53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4.4" calcext:value-type="float">
            <text:p>94.4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4" calcext:value-type="float">
            <text:p>5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0.3" calcext:value-type="float">
            <text:p>60.3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9" calcext:value-type="float">
            <text:p>4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5" calcext:value-type="float">
            <text:p>5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0.4" calcext:value-type="float">
            <text:p>80.4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4" calcext:value-type="float">
            <text:p>6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6" calcext:value-type="float">
            <text:p>56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6.7" calcext:value-type="float">
            <text:p>76.7</text:p>
          </table:table-cell>
          <table:table-cell table:style-name="ce15" table:content-validation-name="val1" office:value-type="float" office:value="9.5" calcext:value-type="float">
            <text:p>9.5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9.7" calcext:value-type="float">
            <text:p>9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6" calcext:value-type="float">
            <text:p>7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7" calcext:value-type="float">
            <text:p>5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8.9" calcext:value-type="float">
            <text:p>68.9</text:p>
          </table:table-cell>
          <table:table-cell table:style-name="ce15" table:content-validation-name="val1" office:value-type="float" office:value="6.7" calcext:value-type="float">
            <text:p>6.7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0.8" calcext:value-type="float">
            <text:p>0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8" calcext:value-type="float">
            <text:p>5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.8" calcext:value-type="float">
            <text:p>64.8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1" calcext:value-type="float">
            <text:p>6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59" calcext:value-type="float">
            <text:p>59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3.5" calcext:value-type="float">
            <text:p>73.5</text:p>
          </table:table-cell>
          <table:table-cell table:style-name="ce15" table:content-validation-name="val1" office:value-type="float" office:value="5.5" calcext:value-type="float">
            <text:p>5.5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0" calcext:value-type="float">
            <text:p>60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7.7" calcext:value-type="float">
            <text:p>97.7</text:p>
          </table:table-cell>
          <table:table-cell table:style-name="ce15" table:content-validation-name="val1" office:value-type="float" office:value="7.9" calcext:value-type="float">
            <text:p>7.9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8" calcext:value-type="float">
            <text:p>4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1" calcext:value-type="float">
            <text:p>6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2.9" calcext:value-type="float">
            <text:p>72.9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3" calcext:value-type="float">
            <text:p>9.3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2" calcext:value-type="float">
            <text:p>4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2" calcext:value-type="float">
            <text:p>62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0.8" calcext:value-type="float">
            <text:p>80.8</text:p>
          </table:table-cell>
          <table:table-cell table:style-name="ce15" table:content-validation-name="val1" office:value-type="float" office:value="7.3" calcext:value-type="float">
            <text:p>7.3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.1" calcext:value-type="float">
            <text:p>3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3" calcext:value-type="float">
            <text:p>63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8.1" calcext:value-type="float">
            <text:p>88.1</text:p>
          </table:table-cell>
          <table:table-cell table:style-name="ce15" table:content-validation-name="val1" office:value-type="float" office:value="7.7" calcext:value-type="float">
            <text:p>7.7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4" calcext:value-type="float">
            <text:p>64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4.5" calcext:value-type="float">
            <text:p>74.5</text:p>
          </table:table-cell>
          <table:table-cell table:style-name="ce15" table:content-validation-name="val1" office:value-type="float" office:value="6.4" calcext:value-type="float">
            <text:p>6.4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3" calcext:value-type="float">
            <text:p>5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0.9" calcext:value-type="float">
            <text:p>0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5" calcext:value-type="float">
            <text:p>6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8.9" calcext:value-type="float">
            <text:p>98.9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2" calcext:value-type="float">
            <text:p>9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6" calcext:value-type="float">
            <text:p>66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98.5" calcext:value-type="float">
            <text:p>98.5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5.3" calcext:value-type="float">
            <text:p>5.3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8" calcext:value-type="float">
            <text:p>0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7" calcext:value-type="float">
            <text:p>6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0.1" calcext:value-type="float">
            <text:p>70.1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1" calcext:value-type="float">
            <text:p>5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.6" calcext:value-type="float">
            <text:p>3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8" calcext:value-type="float">
            <text:p>6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9.9" calcext:value-type="float">
            <text:p>79.9</text:p>
          </table:table-cell>
          <table:table-cell table:style-name="ce15" table:content-validation-name="val1" office:value-type="float" office:value="9.1" calcext:value-type="float">
            <text:p>9.1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5" calcext:value-type="float">
            <text:p>8.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4" calcext:value-type="float">
            <text:p>9.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69" calcext:value-type="float">
            <text:p>6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2" calcext:value-type="float">
            <text:p>72</text:p>
          </table:table-cell>
          <table:table-cell table:style-name="ce15" table:content-validation-name="val1" office:value-type="float" office:value="6.8" calcext:value-type="float">
            <text:p>6.8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0" calcext:value-type="float">
            <text:p>10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0" calcext:value-type="float">
            <text:p>70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1.4" calcext:value-type="float">
            <text:p>71.4</text:p>
          </table:table-cell>
          <table:table-cell table:style-name="ce15" table:content-validation-name="val1" office:value-type="float" office:value="5.6" calcext:value-type="float">
            <text:p>5.6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5" calcext:value-type="float">
            <text:p>9.5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.2" calcext:value-type="float">
            <text:p>3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1" calcext:value-type="float">
            <text:p>71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1.5" calcext:value-type="float">
            <text:p>61.5</text:p>
          </table:table-cell>
          <table:table-cell table:style-name="ce15" table:content-validation-name="val1" office:value-type="float" office:value="7.6" calcext:value-type="float">
            <text:p>7.6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9" calcext:value-type="float">
            <text:p>7.9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.9" calcext:value-type="float">
            <text:p>2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2" calcext:value-type="float">
            <text:p>72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4.4" calcext:value-type="float">
            <text:p>84.4</text:p>
          </table:table-cell>
          <table:table-cell table:style-name="ce15" table:content-validation-name="val1" office:value-type="float" office:value="8.8" calcext:value-type="float">
            <text:p>8.8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0.5" calcext:value-type="float">
            <text:p>0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3" calcext:value-type="float">
            <text:p>73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0.1" calcext:value-type="float">
            <text:p>80.1</text:p>
          </table:table-cell>
          <table:table-cell table:style-name="ce15" table:content-validation-name="val1" office:value-type="float" office:value="6.1" calcext:value-type="float">
            <text:p>6.1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1" calcext:value-type="float">
            <text:p>7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4" calcext:value-type="float">
            <text:p>74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2.1" calcext:value-type="float">
            <text:p>62.1</text:p>
          </table:table-cell>
          <table:table-cell table:style-name="ce15" table:content-validation-name="val1" office:value-type="float" office:value="8.1" calcext:value-type="float">
            <text:p>8.1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9" calcext:value-type="float">
            <text:p>9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6" table:number-columns-repeated="16"/>
          <table:table-cell table:number-columns-repeated="997"/>
        </table:table-row>
        <table:table-row table:style-name="ro1">
          <table:table-cell table:style-name="ce3" table:content-validation-name="val1" office:value-type="float" office:value="75" calcext:value-type="float">
            <text:p>75</text:p>
          </table:table-cell>
          <table:table-cell table:style-name="ce3" table:content-validation-name="val1" office:value-type="float" office:value="15" calcext:value-type="float">
            <text:p>15</text:p>
          </table:table-cell>
          <table:table-cell table:style-name="ce16" table:content-validation-name="val1" office:value-type="float" office:value="71.1" calcext:value-type="float">
            <text:p>71.1</text:p>
          </table:table-cell>
          <table:table-cell table:style-name="ce16" table:content-validation-name="val1" office:value-type="float" office:value="5.4" calcext:value-type="float">
            <text:p>5.4</text:p>
          </table:table-cell>
          <table:table-cell table:style-name="ce16" table:content-validation-name="val1" office:value-type="float" office:value="13" calcext:value-type="float">
            <text:p>13</text:p>
          </table:table-cell>
          <table:table-cell table:style-name="ce3" table:content-validation-name="val1" office:value-type="float" office:value="2" calcext:value-type="float">
            <text:p>2</text:p>
          </table:table-cell>
          <table:table-cell table:style-name="ce3" table:content-validation-name="val2" office:value-type="float" office:value="7.5" calcext:value-type="float">
            <text:p>7.5</text:p>
          </table:table-cell>
          <table:table-cell table:style-name="ce3" table:content-validation-name="val1" office:value-type="float" office:value="3" calcext:value-type="float">
            <text:p>3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2" office:value-type="float" office:value="5.6" calcext:value-type="float">
            <text:p>5.6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style-name="ce27" table:number-columns-repeated="16"/>
          <table:table-cell table:number-columns-repeated="997"/>
        </table:table-row>
        <table:table-row table:style-name="ro1">
          <table:table-cell table:style-name="ce3" table:content-validation-name="val1" office:value-type="float" office:value="76" calcext:value-type="float">
            <text:p>76</text:p>
          </table:table-cell>
          <table:table-cell table:style-name="ce3" table:content-validation-name="val1" office:value-type="float" office:value="16" calcext:value-type="float">
            <text:p>16</text:p>
          </table:table-cell>
          <table:table-cell table:style-name="ce16" table:content-validation-name="val1" office:value-type="float" office:value="96.3" calcext:value-type="float">
            <text:p>96.3</text:p>
          </table:table-cell>
          <table:table-cell table:style-name="ce16" table:content-validation-name="val1" office:value-type="float" office:value="5.3" calcext:value-type="float">
            <text:p>5.3</text:p>
          </table:table-cell>
          <table:table-cell table:style-name="ce16" table:content-validation-name="val1" office:value-type="float" office:value="10" calcext:value-type="float">
            <text:p>10</text:p>
          </table:table-cell>
          <table:table-cell table:style-name="ce3" table:content-validation-name="val1" office:value-type="float" office:value="3" calcext:value-type="float">
            <text:p>3</text:p>
          </table:table-cell>
          <table:table-cell table:style-name="ce3" table:content-validation-name="val2" office:value-type="float" office:value="8.6" calcext:value-type="float">
            <text:p>8.6</text:p>
          </table:table-cell>
          <table:table-cell table:style-name="ce3" table:content-validation-name="val1" office:value-type="float" office:value="2" calcext:value-type="float">
            <text:p>2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2" office:value-type="float" office:value="9.6" calcext:value-type="float">
            <text:p>9.6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style-name="ce27" table:number-columns-repeated="16"/>
          <table:table-cell table:number-columns-repeated="997"/>
        </table:table-row>
        <table:table-row table:style-name="ro1">
          <table:table-cell table:style-name="ce2" table:content-validation-name="val1" office:value-type="float" office:value="77" calcext:value-type="float">
            <text:p>77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9.6" calcext:value-type="float">
            <text:p>69.6</text:p>
          </table:table-cell>
          <table:table-cell table:style-name="ce15" table:content-validation-name="val1" office:value-type="float" office:value="7.7" calcext:value-type="float">
            <text:p>7.7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5" calcext:value-type="float">
            <text:p>1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8" calcext:value-type="float">
            <text:p>78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5.8" calcext:value-type="float">
            <text:p>65.8</text:p>
          </table:table-cell>
          <table:table-cell table:style-name="ce15" table:content-validation-name="val1" office:value-type="float" office:value="7.7" calcext:value-type="float">
            <text:p>7.7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79" calcext:value-type="float">
            <text:p>79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9.6" calcext:value-type="float">
            <text:p>79.6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9" calcext:value-type="float">
            <text:p>9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0" calcext:value-type="float">
            <text:p>80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9.4" calcext:value-type="float">
            <text:p>99.4</text:p>
          </table:table-cell>
          <table:table-cell table:style-name="ce15" table:content-validation-name="val1" office:value-type="float" office:value="8.6" calcext:value-type="float">
            <text:p>8.6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1" calcext:value-type="float">
            <text:p>1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1" calcext:value-type="float">
            <text:p>8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9.7" calcext:value-type="float">
            <text:p>69.7</text:p>
          </table:table-cell>
          <table:table-cell table:style-name="ce15" table:content-validation-name="val1" office:value-type="float" office:value="9.9" calcext:value-type="float">
            <text:p>9.9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2" calcext:value-type="float">
            <text:p>9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9" calcext:value-type="float">
            <text:p>8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2" calcext:value-type="float">
            <text:p>82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6.9" calcext:value-type="float">
            <text:p>86.9</text:p>
          </table:table-cell>
          <table:table-cell table:style-name="ce15" table:content-validation-name="val1" office:value-type="float" office:value="7.6" calcext:value-type="float">
            <text:p>7.6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3" calcext:value-type="float">
            <text:p>83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0.5" calcext:value-type="float">
            <text:p>90.5</text:p>
          </table:table-cell>
          <table:table-cell table:style-name="ce15" table:content-validation-name="val1" office:value-type="float" office:value="6.6" calcext:value-type="float">
            <text:p>6.6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8" calcext:value-type="float">
            <text:p>9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4" calcext:value-type="float">
            <text:p>8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9.5" calcext:value-type="float">
            <text:p>69.5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9" calcext:value-type="float">
            <text:p>5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5" calcext:value-type="float">
            <text:p>8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9.1" calcext:value-type="float">
            <text:p>89.1</text:p>
          </table:table-cell>
          <table:table-cell table:style-name="ce15" table:content-validation-name="val1" office:value-type="float" office:value="6.4" calcext:value-type="float">
            <text:p>6.4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" calcext:value-type="float">
            <text:p>6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6" calcext:value-type="float">
            <text:p>86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4.7" calcext:value-type="float">
            <text:p>74.7</text:p>
          </table:table-cell>
          <table:table-cell table:style-name="ce15" table:content-validation-name="val1" office:value-type="float" office:value="7.2" calcext:value-type="float">
            <text:p>7.2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7" calcext:value-type="float">
            <text:p>5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7" calcext:value-type="float">
            <text:p>87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5.3" calcext:value-type="float">
            <text:p>85.3</text:p>
          </table:table-cell>
          <table:table-cell table:style-name="ce15" table:content-validation-name="val1" office:value-type="float" office:value="5.4" calcext:value-type="float">
            <text:p>5.4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6" calcext:value-type="float">
            <text:p>7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8" calcext:value-type="float">
            <text:p>8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5.3" calcext:value-type="float">
            <text:p>85.3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5" calcext:value-type="float">
            <text:p>8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89" calcext:value-type="float">
            <text:p>8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1.4" calcext:value-type="float">
            <text:p>81.4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8" calcext:value-type="float">
            <text:p>8.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0" calcext:value-type="float">
            <text:p>90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3.6" calcext:value-type="float">
            <text:p>63.6</text:p>
          </table:table-cell>
          <table:table-cell table:style-name="ce15" table:content-validation-name="val1" office:value-type="float" office:value="9.2" calcext:value-type="float">
            <text:p>9.2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1" calcext:value-type="float">
            <text:p>91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3.4" calcext:value-type="float">
            <text:p>93.4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.8" calcext:value-type="float">
            <text:p>2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2" calcext:value-type="float">
            <text:p>92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2.8" calcext:value-type="float">
            <text:p>72.8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7" calcext:value-type="float">
            <text:p>9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3" calcext:value-type="float">
            <text:p>93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7.5" calcext:value-type="float">
            <text:p>67.5</text:p>
          </table:table-cell>
          <table:table-cell table:style-name="ce15" table:content-validation-name="val1" office:value-type="float" office:value="5.9" calcext:value-type="float">
            <text:p>5.9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6.6" calcext:value-type="float">
            <text:p>6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4" calcext:value-type="float">
            <text:p>94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1.6" calcext:value-type="float">
            <text:p>61.6</text:p>
          </table:table-cell>
          <table:table-cell table:style-name="ce15" table:content-validation-name="val1" office:value-type="float" office:value="5.8" calcext:value-type="float">
            <text:p>5.8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.7" calcext:value-type="float">
            <text:p>3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5" calcext:value-type="float">
            <text:p>95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3.6" calcext:value-type="float">
            <text:p>83.6</text:p>
          </table:table-cell>
          <table:table-cell table:style-name="ce15" table:content-validation-name="val1" office:value-type="float" office:value="6.3" calcext:value-type="float">
            <text:p>6.3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.8" calcext:value-type="float">
            <text:p>2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6" calcext:value-type="float">
            <text:p>96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7.1" calcext:value-type="float">
            <text:p>87.1</text:p>
          </table:table-cell>
          <table:table-cell table:style-name="ce15" table:content-validation-name="val1" office:value-type="float" office:value="7.7" calcext:value-type="float">
            <text:p>7.7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3" calcext:value-type="float">
            <text:p>7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3" calcext:value-type="float">
            <text:p>9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7" calcext:value-type="float">
            <text:p>97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0.7" calcext:value-type="float">
            <text:p>60.7</text:p>
          </table:table-cell>
          <table:table-cell table:style-name="ce15" table:content-validation-name="val1" office:value-type="float" office:value="8.6" calcext:value-type="float">
            <text:p>8.6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.5" calcext:value-type="float">
            <text:p>1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8" calcext:value-type="float">
            <text:p>98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0.5" calcext:value-type="float">
            <text:p>80.5</text:p>
          </table:table-cell>
          <table:table-cell table:style-name="ce15" table:content-validation-name="val1" office:value-type="float" office:value="8.3" calcext:value-type="float">
            <text:p>8.3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1" calcext:value-type="float">
            <text:p>7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99" calcext:value-type="float">
            <text:p>99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9.1" calcext:value-type="float">
            <text:p>69.1</text:p>
          </table:table-cell>
          <table:table-cell table:style-name="ce15" table:content-validation-name="val1" office:value-type="float" office:value="6.4" calcext:value-type="float">
            <text:p>6.4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" calcext:value-type="float">
            <text:p>6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.3" calcext:value-type="float">
            <text:p>2.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0" calcext:value-type="float">
            <text:p>100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5.8" calcext:value-type="float">
            <text:p>85.8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4" calcext:value-type="float">
            <text:p>8.4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9" calcext:value-type="float">
            <text:p>8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1" calcext:value-type="float">
            <text:p>101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7" calcext:value-type="float">
            <text:p>67</text:p>
          </table:table-cell>
          <table:table-cell table:style-name="ce15" table:content-validation-name="val1" office:value-type="float" office:value="8.7" calcext:value-type="float">
            <text:p>8.7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4" calcext:value-type="float">
            <text:p>5.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2" calcext:value-type="float">
            <text:p>102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7.6" calcext:value-type="float">
            <text:p>87.6</text:p>
          </table:table-cell>
          <table:table-cell table:style-name="ce15" table:content-validation-name="val1" office:value-type="float" office:value="7.8" calcext:value-type="float">
            <text:p>7.8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7" calcext:value-type="float">
            <text:p>5.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9" calcext:value-type="float">
            <text:p>4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3" calcext:value-type="float">
            <text:p>103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5.5" calcext:value-type="float">
            <text:p>75.5</text:p>
          </table:table-cell>
          <table:table-cell table:style-name="ce15" table:content-validation-name="val1" office:value-type="float" office:value="8.1" calcext:value-type="float">
            <text:p>8.1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9" calcext:value-type="float">
            <text:p>8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4" calcext:value-type="float">
            <text:p>10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7.5" calcext:value-type="float">
            <text:p>97.5</text:p>
          </table:table-cell>
          <table:table-cell table:style-name="ce15" table:content-validation-name="val1" office:value-type="float" office:value="7.1" calcext:value-type="float">
            <text:p>7.1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5.6" calcext:value-type="float">
            <text:p>5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0.5" calcext:value-type="float">
            <text:p>0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5" calcext:value-type="float">
            <text:p>105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5.5" calcext:value-type="float">
            <text:p>65.5</text:p>
          </table:table-cell>
          <table:table-cell table:style-name="ce15" table:content-validation-name="val1" office:value-type="float" office:value="6.2" calcext:value-type="float">
            <text:p>6.2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4" calcext:value-type="float">
            <text:p>7.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3" calcext:value-type="float">
            <text:p>8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6" calcext:value-type="float">
            <text:p>106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73.6" calcext:value-type="float">
            <text:p>73.6</text:p>
          </table:table-cell>
          <table:table-cell table:style-name="ce15" table:content-validation-name="val1" office:value-type="float" office:value="6.8" calcext:value-type="float">
            <text:p>6.8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2.7" calcext:value-type="float">
            <text:p>2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7" calcext:value-type="float">
            <text:p>107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4.5" calcext:value-type="float">
            <text:p>64.5</text:p>
          </table:table-cell>
          <table:table-cell table:style-name="ce15" table:content-validation-name="val1" office:value-type="float" office:value="8.8" calcext:value-type="float">
            <text:p>8.8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8" calcext:value-type="float">
            <text:p>108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7" calcext:value-type="float">
            <text:p>97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5" calcext:value-type="float">
            <text:p>5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5" calcext:value-type="float">
            <text:p>0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09" calcext:value-type="float">
            <text:p>109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95.1" calcext:value-type="float">
            <text:p>95.1</text:p>
          </table:table-cell>
          <table:table-cell table:style-name="ce15" table:content-validation-name="val1" office:value-type="float" office:value="5.6" calcext:value-type="float">
            <text:p>5.6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3" calcext:value-type="float">
            <text:p>9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8" calcext:value-type="float">
            <text:p>5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0" calcext:value-type="float">
            <text:p>110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70.3" calcext:value-type="float">
            <text:p>70.3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1" calcext:value-type="float">
            <text:p>111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6.4" calcext:value-type="float">
            <text:p>86.4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" calcext:value-type="float">
            <text:p>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2" calcext:value-type="float">
            <text:p>112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2.7" calcext:value-type="float">
            <text:p>92.7</text:p>
          </table:table-cell>
          <table:table-cell table:style-name="ce15" table:content-validation-name="val1" office:value-type="float" office:value="9.3" calcext:value-type="float">
            <text:p>9.3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7" calcext:value-type="float">
            <text:p>9.7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3" calcext:value-type="float">
            <text:p>2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3" calcext:value-type="float">
            <text:p>113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2.2" calcext:value-type="float">
            <text:p>82.2</text:p>
          </table:table-cell>
          <table:table-cell table:style-name="ce15" table:content-validation-name="val1" office:value-type="float" office:value="8.5" calcext:value-type="float">
            <text:p>8.5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0" calcext:value-type="float">
            <text:p>10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3" calcext:value-type="float">
            <text:p>1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4" calcext:value-type="float">
            <text:p>114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81.2" calcext:value-type="float">
            <text:p>81.2</text:p>
          </table:table-cell>
          <table:table-cell table:style-name="ce15" table:content-validation-name="val1" office:value-type="float" office:value="7.4" calcext:value-type="float">
            <text:p>7.4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" calcext:value-type="float">
            <text:p>6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3.6" calcext:value-type="float">
            <text:p>3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5" calcext:value-type="float">
            <text:p>11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9.7" calcext:value-type="float">
            <text:p>69.7</text:p>
          </table:table-cell>
          <table:table-cell table:style-name="ce15" table:content-validation-name="val1" office:value-type="float" office:value="5.5" calcext:value-type="float">
            <text:p>5.5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6.9" calcext:value-type="float">
            <text:p>6.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8" calcext:value-type="float">
            <text:p>5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6" calcext:value-type="float">
            <text:p>116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3.7" calcext:value-type="float">
            <text:p>63.7</text:p>
          </table:table-cell>
          <table:table-cell table:style-name="ce15" table:content-validation-name="val1" office:value-type="float" office:value="7.5" calcext:value-type="float">
            <text:p>7.5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6" calcext:value-type="float">
            <text:p>9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6" calcext:value-type="float">
            <text:p>1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7" calcext:value-type="float">
            <text:p>117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5.9" calcext:value-type="float">
            <text:p>95.9</text:p>
          </table:table-cell>
          <table:table-cell table:style-name="ce15" table:content-validation-name="val1" office:value-type="float" office:value="7.4" calcext:value-type="float">
            <text:p>7.4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1" calcext:value-type="float">
            <text:p>4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8" calcext:value-type="float">
            <text:p>118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96" calcext:value-type="float">
            <text:p>96</text:p>
          </table:table-cell>
          <table:table-cell table:style-name="ce15" table:content-validation-name="val1" office:value-type="float" office:value="5.9" calcext:value-type="float">
            <text:p>5.9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2" calcext:value-type="float">
            <text:p>5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0.6" calcext:value-type="float">
            <text:p>0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19" calcext:value-type="float">
            <text:p>11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5.3" calcext:value-type="float">
            <text:p>85.3</text:p>
          </table:table-cell>
          <table:table-cell table:style-name="ce15" table:content-validation-name="val1" office:value-type="float" office:value="7.2" calcext:value-type="float">
            <text:p>7.2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9" calcext:value-type="float">
            <text:p>8.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3" calcext:value-type="float">
            <text:p>8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0" calcext:value-type="float">
            <text:p>120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3.6" calcext:value-type="float">
            <text:p>73.6</text:p>
          </table:table-cell>
          <table:table-cell table:number-columns-repeated="2"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7" calcext:value-type="float">
            <text:p>1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1" calcext:value-type="float">
            <text:p>121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4" calcext:value-type="float">
            <text:p>74</text:p>
          </table:table-cell>
          <table:table-cell table:style-name="ce15" table:content-validation-name="val1" office:value-type="float" office:value="8.1" calcext:value-type="float">
            <text:p>8.1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8.8" calcext:value-type="float">
            <text:p>8.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3.2" calcext:value-type="float">
            <text:p>3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2" calcext:value-type="float">
            <text:p>122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9" calcext:value-type="float">
            <text:p>89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" calcext:value-type="float">
            <text:p>9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7" calcext:value-type="float">
            <text:p>0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3" calcext:value-type="float">
            <text:p>123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95.9" calcext:value-type="float">
            <text:p>95.9</text:p>
          </table:table-cell>
          <table:table-cell table:style-name="ce15" table:content-validation-name="val1" office:value-type="float" office:value="5.2" calcext:value-type="float">
            <text:p>5.2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1" calcext:value-type="float">
            <text:p>9.1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4.6" calcext:value-type="float">
            <text:p>4.6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4" calcext:value-type="float">
            <text:p>124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95.5" calcext:value-type="float">
            <text:p>95.5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5.9" calcext:value-type="float">
            <text:p>5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5" calcext:value-type="float">
            <text:p>8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5" calcext:value-type="float">
            <text:p>125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91.2" calcext:value-type="float">
            <text:p>91.2</text:p>
          </table:table-cell>
          <table:table-cell table:style-name="ce15" table:content-validation-name="val1" office:value-type="float" office:value="8.1" calcext:value-type="float">
            <text:p>8.1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2" calcext:value-type="float">
            <text:p>6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2" calcext:value-type="float">
            <text:p>4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6" calcext:value-type="float">
            <text:p>126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5.7" calcext:value-type="float">
            <text:p>85.7</text:p>
          </table:table-cell>
          <table:table-cell table:style-name="ce15" table:content-validation-name="val1" office:value-type="float" office:value="7.5" calcext:value-type="float">
            <text:p>7.5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2" calcext:value-type="float">
            <text:p>8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2" calcext:value-type="float">
            <text:p>2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7" calcext:value-type="float">
            <text:p>127</text:p>
          </table:table-cell>
          <table:table-cell table:style-name="ce2" table:content-validation-name="val1" office:value-type="float" office:value="16" calcext:value-type="float">
            <text:p>16</text:p>
          </table:table-cell>
          <table:table-cell table:style-name="ce15" table:content-validation-name="val1" office:value-type="float" office:value="63.4" calcext:value-type="float">
            <text:p>63.4</text:p>
          </table:table-cell>
          <table:table-cell table:style-name="ce15" table:content-validation-name="val1" office:value-type="float" office:value="9.3" calcext:value-type="float">
            <text:p>9.3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5" calcext:value-type="float">
            <text:p>9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8" calcext:value-type="float">
            <text:p>12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6.5" calcext:value-type="float">
            <text:p>66.5</text:p>
          </table:table-cell>
          <table:table-cell table:style-name="ce15" table:content-validation-name="val1" office:value-type="float" office:value="8.3" calcext:value-type="float">
            <text:p>8.3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6" calcext:value-type="float">
            <text:p>6.6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" calcext:value-type="float">
            <text:p>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29" calcext:value-type="float">
            <text:p>129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5.9" calcext:value-type="float">
            <text:p>95.9</text:p>
          </table:table-cell>
          <table:table-cell table:style-name="ce15" table:content-validation-name="val1" office:value-type="float" office:value="5.8" calcext:value-type="float">
            <text:p>5.8</text:p>
          </table:table-cell>
          <table:table-cell table:style-name="ce15" table:content-validation-name="val1" office:value-type="float" office:value="10" calcext:value-type="float">
            <text:p>1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9" calcext:value-type="float">
            <text:p>7.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2" calcext:value-type="float">
            <text:p>2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0" calcext:value-type="float">
            <text:p>130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4.3" calcext:value-type="float">
            <text:p>84.3</text:p>
          </table:table-cell>
          <table:table-cell table:style-name="ce15" table:content-validation-name="val1" office:value-type="float" office:value="5.4" calcext:value-type="float">
            <text:p>5.4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4" calcext:value-type="float">
            <text:p>8.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8" calcext:value-type="float">
            <text:p>7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1" calcext:value-type="float">
            <text:p>131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0.4" calcext:value-type="float">
            <text:p>60.4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3" calcext:value-type="float">
            <text:p>7.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9.5" calcext:value-type="float">
            <text:p>9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2" calcext:value-type="float">
            <text:p>132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4.1" calcext:value-type="float">
            <text:p>64.1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1" calcext:value-type="float">
            <text:p>2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3" calcext:value-type="float">
            <text:p>133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6.5" calcext:value-type="float">
            <text:p>86.5</text:p>
          </table:table-cell>
          <table:table-cell table:style-name="ce15" table:content-validation-name="val1" office:value-type="float" office:value="7.9" calcext:value-type="float">
            <text:p>7.9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5" calcext:value-type="float">
            <text:p>9.5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8" calcext:value-type="float">
            <text:p>7.8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4" calcext:value-type="float">
            <text:p>134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60.2" calcext:value-type="float">
            <text:p>60.2</text:p>
          </table:table-cell>
          <table:table-cell table:style-name="ce15" table:content-validation-name="val1" office:value-type="float" office:value="9.7" calcext:value-type="float">
            <text:p>9.7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1" calcext:value-type="float">
            <text:p>8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2" calcext:value-type="float">
            <text:p>7.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5" calcext:value-type="float">
            <text:p>135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6.4" calcext:value-type="float">
            <text:p>66.4</text:p>
          </table:table-cell>
          <table:table-cell table:style-name="ce15" table:content-validation-name="val1" office:value-type="float" office:value="7.9" calcext:value-type="float">
            <text:p>7.9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" calcext:value-type="float">
            <text:p>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6" calcext:value-type="float">
            <text:p>136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1.9" calcext:value-type="float">
            <text:p>81.9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2" calcext:value-type="float">
            <text:p>7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1.1" calcext:value-type="float">
            <text:p>1.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7" calcext:value-type="float">
            <text:p>137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7.7" calcext:value-type="float">
            <text:p>87.7</text:p>
          </table:table-cell>
          <table:table-cell table:style-name="ce15" table:content-validation-name="val1" office:value-type="float" office:value="8.2" calcext:value-type="float">
            <text:p>8.2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9" calcext:value-type="float">
            <text:p>7.9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2" calcext:value-type="float">
            <text:p>1.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8" calcext:value-type="float">
            <text:p>138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6.1" calcext:value-type="float">
            <text:p>86.1</text:p>
          </table:table-cell>
          <table:table-cell table:style-name="ce15" table:content-validation-name="val1" office:value-type="float" office:value="7.3" calcext:value-type="float">
            <text:p>7.3</text:p>
          </table:table-cell>
          <table:table-cell table:style-name="ce15" table:content-validation-name="val1" office:value-type="float" office:value="7" calcext:value-type="float">
            <text:p>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6.8" calcext:value-type="float">
            <text:p>6.8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6" calcext:value-type="float">
            <text:p>8.6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39" calcext:value-type="float">
            <text:p>139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9" calcext:value-type="float">
            <text:p>69</text:p>
          </table:table-cell>
          <table:table-cell table:style-name="ce15" table:content-validation-name="val1" office:value-type="float" office:value="7.7" calcext:value-type="float">
            <text:p>7.7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" calcext:value-type="float">
            <text:p>7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9" calcext:value-type="float">
            <text:p>9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0" calcext:value-type="float">
            <text:p>140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88.5" calcext:value-type="float">
            <text:p>88.5</text:p>
          </table:table-cell>
          <table:table-cell table:style-name="ce15" table:content-validation-name="val1" office:value-type="float" office:value="9.7" calcext:value-type="float">
            <text:p>9.7</text:p>
          </table:table-cell>
          <table:table-cell table:style-name="ce15" table:content-validation-name="val1" office:value-type="float" office:value="12" calcext:value-type="float">
            <text:p>1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9" calcext:value-type="float">
            <text:p>6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1" calcext:value-type="float">
            <text:p>141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69.5" calcext:value-type="float">
            <text:p>69.5</text:p>
          </table:table-cell>
          <table:table-cell table:style-name="ce15" table:content-validation-name="val1" office:value-type="float" office:value="6.9" calcext:value-type="float">
            <text:p>6.9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3" calcext:value-type="float">
            <text:p>5.3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7" calcext:value-type="float">
            <text:p>4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2" calcext:value-type="float">
            <text:p>142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3" calcext:value-type="float">
            <text:p>73</text:p>
          </table:table-cell>
          <table:table-cell table:style-name="ce15" table:content-validation-name="val1" office:value-type="float" office:value="9.8" calcext:value-type="float">
            <text:p>9.8</text:p>
          </table:table-cell>
          <table:table-cell table:style-name="ce15" table:content-validation-name="val1" office:value-type="float" office:value="11" calcext:value-type="float">
            <text:p>1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1" calcext:value-type="float">
            <text:p>6.1</text:p>
          </table:table-cell>
          <table:table-cell table:number-columns-repeated="2"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3" calcext:value-type="float">
            <text:p>143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9.9" calcext:value-type="float">
            <text:p>89.9</text:p>
          </table:table-cell>
          <table:table-cell table:style-name="ce15" table:content-validation-name="val1" office:value-type="float" office:value="9.5" calcext:value-type="float">
            <text:p>9.5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7" calcext:value-type="float">
            <text:p>7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6.1" calcext:value-type="float">
            <text:p>6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4" calcext:value-type="float">
            <text:p>144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86" calcext:value-type="float">
            <text:p>86</text:p>
          </table:table-cell>
          <table:table-cell table:style-name="ce15" table:content-validation-name="val1" office:value-type="float" office:value="6" calcext:value-type="float">
            <text:p>6</text:p>
          </table:table-cell>
          <table:table-cell table:style-name="ce15" table:content-validation-name="val1" office:value-type="float" office:value="8" calcext:value-type="float">
            <text:p>8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7.2" calcext:value-type="float">
            <text:p>7.2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.1" calcext:value-type="float">
            <text:p>4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5" calcext:value-type="float">
            <text:p>145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94" calcext:value-type="float">
            <text:p>94</text:p>
          </table:table-cell>
          <table:table-cell table:style-name="ce15" table:content-validation-name="val1" office:value-type="float" office:value="5.3" calcext:value-type="float">
            <text:p>5.3</text:p>
          </table:table-cell>
          <table:table-cell table:style-name="ce15" table:content-validation-name="val1" office:value-type="float" office:value="15" calcext:value-type="float">
            <text:p>1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6.7" calcext:value-type="float">
            <text:p>6.7</text:p>
          </table:table-cell>
          <table:table-cell table:number-columns-repeated="2"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1.1" calcext:value-type="float">
            <text:p>1.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6" calcext:value-type="float">
            <text:p>146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6.3" calcext:value-type="float">
            <text:p>86.3</text:p>
          </table:table-cell>
          <table:table-cell table:style-name="ce15" table:content-validation-name="val1" office:value-type="float" office:value="5.5" calcext:value-type="float">
            <text:p>5.5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7" calcext:value-type="float">
            <text:p>8.7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3" calcext:value-type="float">
            <text:p>8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7" calcext:value-type="float">
            <text:p>147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82.7" calcext:value-type="float">
            <text:p>82.7</text:p>
          </table:table-cell>
          <table:table-cell table:style-name="ce15" table:content-validation-name="val1" office:value-type="float" office:value="5.1" calcext:value-type="float">
            <text:p>5.1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8.5" calcext:value-type="float">
            <text:p>8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4" calcext:value-type="float">
            <text:p>4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8" calcext:value-type="float">
            <text:p>148</text:p>
          </table:table-cell>
          <table:table-cell table:style-name="ce2" table:content-validation-name="val1" office:value-type="float" office:value="17" calcext:value-type="float">
            <text:p>17</text:p>
          </table:table-cell>
          <table:table-cell table:style-name="ce15" table:content-validation-name="val1" office:value-type="float" office:value="63.7" calcext:value-type="float">
            <text:p>63.7</text:p>
          </table:table-cell>
          <table:table-cell table:style-name="ce15" table:content-validation-name="val1" office:value-type="float" office:value="5.5" calcext:value-type="float">
            <text:p>5.5</text:p>
          </table:table-cell>
          <table:table-cell table:style-name="ce15" table:content-validation-name="val1" office:value-type="float" office:value="14" calcext:value-type="float">
            <text:p>1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5.8" calcext:value-type="float">
            <text:p>5.8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8.3" calcext:value-type="float">
            <text:p>8.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49" calcext:value-type="float">
            <text:p>149</text:p>
          </table:table-cell>
          <table:table-cell table:style-name="ce2" table:content-validation-name="val1" office:value-type="float" office:value="15" calcext:value-type="float">
            <text:p>15</text:p>
          </table:table-cell>
          <table:table-cell table:style-name="ce15" table:content-validation-name="val1" office:value-type="float" office:value="74.7" calcext:value-type="float">
            <text:p>74.7</text:p>
          </table:table-cell>
          <table:table-cell table:style-name="ce15" table:content-validation-name="val1" office:value-type="float" office:value="8.4" calcext:value-type="float">
            <text:p>8.4</text:p>
          </table:table-cell>
          <table:table-cell table:style-name="ce15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2" office:value-type="float" office:value="9.4" calcext:value-type="float">
            <text:p>9.4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.9" calcext:value-type="float">
            <text:p>2.9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float" office:value="150" calcext:value-type="float">
            <text:p>150</text:p>
          </table:table-cell>
          <table:table-cell table:style-name="ce2" table:content-validation-name="val1" office:value-type="float" office:value="18" calcext:value-type="float">
            <text:p>18</text:p>
          </table:table-cell>
          <table:table-cell table:style-name="ce15" table:content-validation-name="val1" office:value-type="float" office:value="70.6" calcext:value-type="float">
            <text:p>70.6</text:p>
          </table:table-cell>
          <table:table-cell table:style-name="ce15" table:content-validation-name="val1" office:value-type="float" office:value="5.4" calcext:value-type="float">
            <text:p>5.4</text:p>
          </table:table-cell>
          <table:table-cell table:style-name="ce15" table:content-validation-name="val1" office:value-type="float" office:value="13" calcext:value-type="float">
            <text:p>13</text:p>
          </table:table-cell>
          <table:table-cell table:style-name="ce2" table:content-validation-name="val1" office:value-type="float" office:value="3" calcext:value-type="float">
            <text:p>3</text:p>
          </table:table-cell>
          <table:table-cell table:style-name="ce2" table:content-validation-name="val2" office:value-type="float" office:value="7.5" calcext:value-type="float">
            <text:p>7.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0.5" calcext:value-type="float">
            <text:p>0.5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4" table:content-validation-name="val1"/>
          <table:table-cell table:style-name="ce9" table:content-validation-name="val1"/>
          <table:table-cell table:style-name="ce17" table:content-validation-name="val1" table:formula="of:=SUM([.C2:.C151])" office:value-type="float" office:value="11900" calcext:value-type="float">
            <text:p>11900</text:p>
          </table:table-cell>
          <table:table-cell table:style-name="ce17" table:content-validation-name="val1" table:formula="of:=SUM([.D2:.D151])" office:value-type="float" office:value="1126.8" calcext:value-type="float">
            <text:p>1126.8</text:p>
          </table:table-cell>
          <table:table-cell table:style-name="ce17" table:content-validation-name="val1" table:formula="of:=SUM([.E2:.E151])" office:value-type="float" office:value="1308" calcext:value-type="float">
            <text:p>1308</text:p>
          </table:table-cell>
          <table:table-cell table:style-name="ce9" table:content-validation-name="val1"/>
          <table:table-cell table:style-name="ce18" table:content-validation-name="val2"/>
          <table:table-cell table:style-name="ce9" table:content-validation-name="val1" table:number-columns-repeated="2"/>
          <table:table-cell table:style-name="ce18" table:content-validation-name="val2"/>
          <table:table-cell table:style-name="ce9" table:content-validation-name="val1"/>
          <table:table-cell table:number-columns-repeated="1013"/>
        </table:table-row>
        <table:table-row table:style-name="ro1">
          <table:table-cell table:style-name="ce5" table:content-validation-name="val1"/>
          <table:table-cell table:style-name="ce10" table:content-validation-name="val1" office:value-type="string" calcext:value-type="string">
            <text:p>media</text:p>
          </table:table-cell>
          <table:table-cell table:style-name="ce10" table:content-validation-name="val1" table:formula="of:=[.C152]/150" office:value-type="float" office:value="79.3333333333334" calcext:value-type="float">
            <text:p>79.3333333333334</text:p>
          </table:table-cell>
          <table:table-cell table:style-name="ce10" table:content-validation-name="val1" table:formula="of:=[.D152]/150" office:value-type="float" office:value="7.512" calcext:value-type="float">
            <text:p>7.512</text:p>
          </table:table-cell>
          <table:table-cell table:style-name="ce10" table:content-validation-name="val1" table:formula="of:=[.E152]/150" office:value-type="float" office:value="8.72" calcext:value-type="float">
            <text:p>8.72</text:p>
          </table:table-cell>
          <table:table-cell table:style-name="ce10" table:content-validation-name="val1"/>
          <table:table-cell table:style-name="ce19" table:content-validation-name="val2"/>
          <table:table-cell table:style-name="ce10" table:content-validation-name="val1" table:number-columns-repeated="2"/>
          <table:table-cell table:style-name="ce19" table:content-validation-name="val2"/>
          <table:table-cell table:style-name="ce23" table:content-validation-name="val1"/>
          <table:table-cell table:number-columns-repeated="1013"/>
        </table:table-row>
        <table:table-row table:style-name="ro1">
          <table:table-cell table:style-name="ce4" table:content-validation-name="val1"/>
          <table:table-cell table:style-name="ce11" table:content-validation-name="val1" table:number-columns-repeated="5"/>
          <table:table-cell table:style-name="ce20" table:content-validation-name="val2"/>
          <table:table-cell table:style-name="ce11" table:content-validation-name="val1" table:number-columns-repeated="2"/>
          <table:table-cell table:style-name="ce20" table:content-validation-name="val2"/>
          <table:table-cell table:style-name="ce24" table:content-validation-name="val1"/>
          <table:table-cell/>
          <table:table-cell table:style-name="ce2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" table:content-validation-name="val1"/>
          <table:table-cell table:style-name="ce12" table:content-validation-name="val1" office:value-type="string" calcext:value-type="string">
            <text:p>mediana</text:p>
          </table:table-cell>
          <table:table-cell table:style-name="ce12" table:content-validation-name="val1" table:formula="of:=MEDIAN([.C2:.C151])" office:value-type="float" office:value="80.2" calcext:value-type="float">
            <text:p>80.2</text:p>
          </table:table-cell>
          <table:table-cell table:style-name="ce12" table:content-validation-name="val1" table:formula="of:=MEDIAN([.D2:.D151])" office:value-type="float" office:value="7.6" calcext:value-type="float">
            <text:p>7.6</text:p>
          </table:table-cell>
          <table:table-cell table:style-name="ce12" table:content-validation-name="val1" table:formula="of:=MEDIAN([.E2:.E151])" office:value-type="float" office:value="9" calcext:value-type="float">
            <text:p>9</text:p>
          </table:table-cell>
          <table:table-cell table:style-name="ce12" table:content-validation-name="val1"/>
          <table:table-cell table:style-name="ce21" table:content-validation-name="val2"/>
          <table:table-cell table:style-name="ce12" table:content-validation-name="val1" table:number-columns-repeated="2"/>
          <table:table-cell table:style-name="ce21" table:content-validation-name="val2"/>
          <table:table-cell table:style-name="ce25" table:content-validation-name="val1"/>
          <table:table-cell/>
          <table:table-cell table:style-name="ce2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table:number-columns-repeated="11"/>
          <table:table-cell/>
          <table:table-cell table:style-name="ce2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moda</text:p>
          </table:table-cell>
          <table:table-cell table:style-name="ce7" table:formula="of:=COM.MICROSOFT.MODE.SNGL([.C2:.C151])" office:value-type="float" office:value="85.3" calcext:value-type="float">
            <text:p>85.3</text:p>
          </table:table-cell>
          <table:table-cell table:style-name="ce7" table:formula="of:=COM.MICROSOFT.MODE.SNGL([.D2:.D151])" office:value-type="float" office:value="8.2" calcext:value-type="float">
            <text:p>8.2</text:p>
          </table:table-cell>
          <table:table-cell table:style-name="ce7" table:formula="of:=COM.MICROSOFT.MODE.SNGL([.E2:.E151])" office:value-type="float" office:value="14" calcext:value-type="float">
            <text:p>14</text:p>
          </table:table-cell>
          <table:table-cell table:style-name="ce7" table:number-columns-repeated="6"/>
          <table:table-cell/>
          <table:table-cell table:style-name="ce2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 table:number-columns-repeated="11"/>
          <table:table-cell/>
          <table:table-cell table:style-name="ce26" table:number-matrix-columns-spanned="1" table:number-matrix-rows-spanned="2" table:formula="of:=COM.MICROSOFT.MODE.MULT([.M154:.M157])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 table:number-columns-repeated="11"/>
          <table:table-cell/>
          <table:table-cell table:style-name="ce2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DesvioPadrao</text:p>
          </table:table-cell>
          <table:table-cell table:style-name="ce7" table:formula="of:=STDEV([.C2:.C151])" office:value-type="float" office:value="11.5056371749197" calcext:value-type="float">
            <text:p>11.5056371749197</text:p>
          </table:table-cell>
          <table:table-cell table:style-name="ce7" table:formula="of:=STDEV([.D2:.D151])" office:value-type="float" office:value="1.47374881525645" calcext:value-type="float">
            <text:p>1.47374881525645</text:p>
          </table:table-cell>
          <table:table-cell table:style-name="ce7" table:formula="of:=STDEV([.E2:.E151])" office:value-type="float" office:value="3.97495515149238" calcext:value-type="float">
            <text:p>3.97495515149238</text:p>
          </table:table-cell>
          <table:table-cell table:style-name="ce7" table:number-columns-repeated="6"/>
          <table:table-cell table:number-columns-repeated="1013"/>
        </table:table-row>
        <table:table-row table:style-name="ro1">
          <table:table-cell table:style-name="ce7" table:number-columns-repeated="11"/>
          <table:table-cell table:number-columns-repeated="1013"/>
        </table:table-row>
        <table:table-row table:style-name="ro1" table:number-rows-repeated="283">
          <table:table-cell table:style-name="ce7" table:number-columns-repeated="11"/>
          <table:table-cell table:number-columns-repeated="1013"/>
        </table:table-row>
        <table:table-row table:style-name="ro1">
          <table:table-cell table:style-name="ce7"/>
          <table:table-cell table:style-name="ce13" table:number-columns-repeated="10"/>
          <table:table-cell table:number-columns-repeated="1013"/>
        </table:table-row>
        <table:table-row table:style-name="ro1" table:number-rows-repeated="555">
          <table:table-cell table:style-name="ce7"/>
          <table:table-cell table:style-name="ce14" table:number-columns-repeated="10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ela_1" table:target-range-address="Base_Alunos_Ensino_Médio.A1:Base_Alunos_Ensino_Médio.K1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e_5f_Alunos_5f_Ensino_5f_Médio" style:display-name="PageStyle_Base_Alunos_Ensino_Mé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6" meta:object-count="0"/>
    <meta:generator>LibreOfficeDev/6.0.5.2$Linux_X86_64 LibreOffice_project/</meta:generator>
  </office:meta>
</office:document-meta>
</file>